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3bafe2"/>
    </style:style>
    <style:style style:name="gr2" style:family="graphic" style:parent-style-name="standard">
      <style:graphic-properties draw:stroke="none" svg:stroke-width="0cm" draw:fill-color="#add6e7"/>
    </style:style>
    <style:style style:name="gr3" style:family="graphic" style:parent-style-name="standard">
      <style:graphic-properties draw:stroke="none" svg:stroke-width="0cm" draw:fill-color="#076086"/>
    </style:style>
    <style:style style:name="gr4" style:family="graphic" style:parent-style-name="standard">
      <style:graphic-properties draw:stroke="none" svg:stroke-width="0cm" draw:fill-color="#1c97cd"/>
    </style:style>
    <style:style style:name="gr5" style:family="graphic" style:parent-style-name="standard">
      <style:graphic-properties draw:stroke="none" svg:stroke-width="0cm" draw:fill-color="#1f1a17"/>
    </style:style>
    <style:style style:name="gr6" style:family="graphic" style:parent-style-name="standard">
      <style:graphic-properties draw:stroke="none" svg:stroke-width="0cm" draw:fill-color="#ffffff"/>
    </style:style>
  </office:automatic-styles>
  <office:body>
    <office:drawing>
      <draw:page draw:name="page1" draw:style-name="dp1" draw:master-page-name="Default">
        <draw:g>
          <draw:glue-point draw:id="4" svg:x="4.883cm" svg:y="-5cm"/>
          <draw:glue-point draw:id="5" svg:x="-5cm" svg:y="5cm"/>
          <draw:glue-point draw:id="6" svg:x="3.583cm" svg:y="5cm"/>
          <draw:glue-point draw:id="7" svg:x="-0.709cm" svg:y="5cm"/>
          <draw:glue-point draw:id="8" svg:x="-5cm" svg:y="-3.183cm"/>
          <draw:glue-point draw:id="9" svg:x="-5cm" svg:y="0.908cm"/>
          <draw:glue-point draw:id="10" svg:x="5cm" svg:y="3.568cm"/>
          <draw:glue-point draw:id="11" svg:x="5cm" svg:y="-0.716cm"/>
          <draw:glue-point draw:id="12" svg:x="0.345cm" svg:y="1.322cm"/>
          <draw:polygon draw:style-name="gr1" draw:layer="layout" svg:width="2.085cm" svg:height="0.635cm" svg:x="0.011cm" svg:y="0.096cm" svg:viewBox="0 0 2086 636" draw:points="537,0 0,278 121,351 239,415 354,469 466,515 574,553 679,583 781,605 879,621 974,632 1065,636 1153,634 1237,628 1317,617 1393,603 1467,585 1535,564 1600,541 1661,516 1719,489 1772,461 1821,433 1866,405 1907,377 1944,350 1977,325 2006,301 2030,279 2050,261 2065,246 2076,234 2083,227 2086,224 2012,265 1939,299 1867,328 1795,350 1723,367 1653,379 1583,386 1514,388 1447,386 1380,381 1315,372 1252,360 1191,345 1131,329 1074,310 1018,289 965,266 914,243 866,219 820,195 778,170 738,147 702,123 669,101 639,80 612,61 590,43 571,28 556,16 545,7 539,2">
            <text:p/>
          </draw:polygon>
          <draw:polygon draw:style-name="gr2" draw:layer="layout" svg:width="0.552cm" svg:height="0.297cm" svg:x="0cm" svg:y="0.087cm" svg:viewBox="0 0 553 298" draw:points="4,296 15,297 553,17 543,0 5,278 4,296 5,278 4,279 3,280 3,280 2,281 1,282 0,283 0,284 0,285 0,285 0,286 0,287 0,288 0,289 0,290 0,291 1,292 1,293 2,293 3,294 3,295 4,296 4,296 6,297 7,297 7,298 8,298 9,298 11,298 11,298 13,298 14,297 15,297">
            <text:p/>
          </draw:polygon>
          <draw:polygon draw:style-name="gr2" draw:layer="layout" svg:width="2.102cm" svg:height="0.432cm" svg:x="0.005cm" svg:y="0.311cm" svg:viewBox="0 0 2103 433" draw:points="2097,19 2084,3 2082,5 2075,12 2070,17 2064,24 2057,31 2049,39 2039,48 2029,57 2018,68 2005,78 1992,90 1977,102 1969,108 1962,114 1953,121 1945,127 1935,134 1927,141 1917,148 1908,154 1898,161 1888,168 1877,175 1867,182 1856,189 1845,196 1834,203 1822,210 1810,217 1798,224 1786,231 1773,238 1761,245 1747,252 1734,259 1720,266 1707,273 1693,279 1678,286 1664,292 1649,299 1634,305 1618,311 1603,318 1587,323 1571,329 1555,335 1539,340 1522,346 1504,351 1488,356 1470,361 1452,366 1434,371 1416,375 1398,379 1379,383 1360,387 1341,390 1322,393 1302,396 1282,399 1262,402 1242,404 1222,406 1201,408 1190,408 1180,409 1169,409 1158,410 1148,411 1137,411 1126,411 1116,411 1105,411 1094,411 1083,411 1072,411 1060,411 1049,411 1038,411 1027,410 1016,410 1004,409 993,408 981,408 970,407 958,406 946,404 935,403 923,402 911,401 899,399 887,398 875,396 863,394 851,392 838,391 826,388 814,387 802,384 789,382 777,379 765,377 752,374 739,371 727,368 714,366 701,362 689,359 675,356 663,352 650,349 637,345 623,342 610,337 597,334 584,329 570,325 557,321 543,316 530,311 517,307 503,302 490,297 476,292 462,286 448,281 435,275 421,270 407,264 393,258 379,252 365,245 350,240 336,233 322,226 308,220 294,213 279,206 265,199 250,191 235,184 221,176 206,168 191,161 177,153 162,145 147,136 132,127 117,119 102,110 87,102 72,93 56,83 42,74 26,64 11,54 0,72 15,81 31,91 46,101 61,110 76,119 92,128 107,137 122,146 137,154 152,163 167,171 182,179 197,187 211,195 226,202 241,210 255,217 270,224 285,231 299,238 313,245 327,252 342,258 356,265 370,271 385,277 399,283 413,289 427,294 441,300 455,306 468,311 483,316 496,321 510,326 523,331 537,335 551,340 564,345 578,349 591,353 604,357 618,361 631,365 644,369 657,372 670,375 683,379 696,382 709,385 722,388 735,391 747,394 760,397 773,400 786,402 798,404 811,407 823,409 835,411 847,413 860,415 872,417 884,418 897,420 908,421 921,423 932,424 945,425 956,426 968,427 980,428 991,429 1003,429 1015,430 1026,431 1038,431 1049,431 1060,432 1072,432 1083,433 1094,433 1105,432 1116,432 1127,432 1138,431 1149,431 1160,431 1170,430 1181,429 1192,429 1203,428 1224,427 1244,424 1265,422 1285,420 1306,417 1325,414 1345,411 1364,407 1383,403 1402,399 1421,395 1439,391 1458,386 1475,381 1493,376 1511,371 1528,366 1545,360 1561,355 1578,349 1594,343 1610,337 1626,330 1642,324 1657,318 1672,311 1687,305 1701,298 1715,291 1730,284 1744,278 1757,270 1770,264 1783,256 1796,249 1808,242 1821,235 1833,228 1845,221 1856,214 1867,207 1878,199 1889,192 1900,185 1909,178 1919,171 1929,164 1938,158 1948,151 1957,144 1966,137 1974,131 1982,125 1990,118 2005,106 2019,94 2031,83 2043,73 2054,63 2063,54 2071,45 2079,38 2085,32 2090,27 2097,19 2100,16 2087,1 2100,16 2100,16 2101,15 2102,14 2102,12 2102,12 2103,11 2103,10 2102,8 2102,7 2102,7 2102,6 2101,5 2100,4 2100,3 2099,3 2099,2 2098,1 2097,1 2096,0 2095,0 2095,0 2094,0 2093,0 2091,0 2090,0 2090,0 2089,0 2088,0 2087,0 2086,1 2085,2 2084,3">
            <text:p/>
          </draw:polygon>
          <draw:polygon draw:style-name="gr2" draw:layer="layout" svg:width="1.564cm" svg:height="0.409cm" svg:x="0.537cm" svg:y="0.086cm" svg:viewBox="0 0 1565 410" draw:points="15,19 3,18 6,20 12,25 23,35 38,47 47,54 57,62 68,71 80,80 93,89 106,99 121,109 136,120 153,131 170,142 188,154 207,166 226,178 246,190 257,196 267,202 278,208 289,215 300,221 312,227 323,233 335,239 346,245 359,251 372,257 383,263 396,269 409,275 422,281 435,287 447,292 461,298 474,303 488,309 502,314 516,320 529,325 544,330 558,335 572,340 587,345 602,349 616,354 631,358 646,362 662,366 677,370 693,374 708,378 724,381 739,385 755,388 771,391 787,393 804,396 820,398 837,400 853,402 869,404 886,405 903,406 920,408 937,408 954,409 971,410 988,410 1005,409 1022,408 1040,408 1057,407 1075,405 1092,404 1110,402 1128,400 1146,397 1163,394 1181,391 1199,388 1208,386 1217,384 1226,382 1235,380 1244,378 1253,376 1262,373 1271,371 1280,368 1289,366 1298,363 1307,360 1316,357 1326,354 1335,351 1344,348 1353,345 1362,341 1371,338 1380,335 1390,331 1399,328 1408,324 1417,320 1426,316 1436,312 1445,308 1454,303 1463,299 1472,294 1482,290 1491,285 1500,280 1509,275 1519,271 1528,265 1537,260 1546,255 1555,249 1565,244 1554,226 1545,232 1536,237 1527,242 1518,248 1508,252 1500,257 1490,262 1481,267 1472,271 1463,276 1455,280 1445,284 1436,289 1427,293 1418,297 1409,301 1400,304 1391,308 1382,312 1373,316 1364,319 1355,322 1346,325 1337,329 1328,332 1319,335 1310,338 1301,340 1292,343 1283,346 1275,348 1266,351 1257,353 1248,356 1239,358 1230,360 1221,362 1213,364 1204,366 1195,368 1178,371 1160,374 1142,377 1125,379 1108,382 1090,383 1073,385 1056,386 1039,387 1021,388 1005,389 988,389 971,389 954,388 937,388 921,387 904,386 888,385 871,383 855,382 839,380 823,378 807,375 791,373 775,370 759,367 744,364 728,361 713,357 697,354 682,350 667,346 652,343 637,338 622,334 608,329 593,325 579,320 565,316 551,310 537,305 523,300 509,295 496,290 482,284 469,279 455,273 443,268 430,262 417,256 405,251 393,244 380,239 368,233 356,227 345,221 333,215 321,209 310,203 299,197 288,191 277,185 267,178 257,172 237,160 217,149 199,137 181,125 164,114 148,103 133,92 118,82 105,72 92,63 80,54 69,46 60,38 51,31 36,19 26,10 19,4 17,3 5,1 17,3 16,2 15,1 14,0 13,0 12,0 11,0 10,0 9,0 8,0 7,0 6,0 6,1 5,1 4,2 3,3 3,3 2,4 1,5 1,5 0,6 0,7 0,8 0,9 0,10 0,11 0,12 0,13 0,14 1,15 2,16 2,17 3,18">
            <text:p/>
          </draw:polygon>
          <draw:polygon draw:style-name="gr3" draw:layer="layout" svg:width="0.346cm" svg:height="1.98cm" svg:x="2.087cm" svg:y="0.01cm" svg:viewBox="0 0 347 1981" draw:points="347,0 338,16 329,32 317,48 306,64 295,80 282,95 269,110 255,124 241,138 227,153 213,165 198,178 184,191 169,203 154,215 140,226 126,237 112,246 99,256 86,265 74,273 62,281 51,288 41,294 24,305 11,313 3,318 0,319 0,1981 347,1696">
            <text:p/>
          </draw:polygon>
          <draw:polygon draw:style-name="gr2" draw:layer="layout" svg:width="0.366cm" svg:height="0.335cm" svg:x="2.077cm" svg:y="0.005cm" svg:viewBox="0 0 367 336" draw:points="20,325 15,334 18,332 27,327 40,319 57,308 67,302 78,295 90,287 103,279 115,270 129,260 142,250 157,240 171,229 186,216 193,211 200,204 208,198 215,192 223,185 230,179 237,172 244,165 252,158 259,151 266,144 273,136 280,129 287,122 293,114 300,107 307,99 313,91 319,83 325,75 331,67 337,59 342,51 347,42 353,34 358,26 362,17 367,9 348,0 344,8 339,16 335,24 330,32 325,40 320,47 315,55 309,63 302,70 297,78 291,86 284,93 278,101 272,108 265,115 258,122 251,130 244,136 237,143 230,150 223,157 216,163 209,169 202,176 194,182 187,188 180,195 173,201 158,212 144,223 130,233 117,244 103,253 90,262 79,270 67,278 56,285 47,291 29,302 16,310 8,314 5,316 0,325 5,316 4,316 3,317 2,318 2,319 1,319 0,320 0,322 0,322 0,323 0,324 0,325 0,327 0,327 0,328 0,329 1,330 2,331 2,331 3,332 3,333 4,333 5,334 6,335 6,335 7,335 9,335 10,336 11,335 12,335 13,335 14,335 15,334">
            <text:p/>
          </draw:polygon>
          <draw:polygon draw:style-name="gr2" draw:layer="layout" svg:width="0.02cm" svg:height="1.67cm" svg:x="2.077cm" svg:y="0.33cm" svg:viewBox="0 0 21 1671" draw:points="17,1668 21,1660 21,0 0,0 0,1660 17,1668 0,1660 0,1662 0,1663 0,1663 0,1664 1,1666 1,1667 2,1667 3,1667 4,1669 4,1669 5,1669 6,1670 7,1670 8,1671 9,1671 10,1671 11,1671 12,1671 13,1670 14,1670 15,1669 16,1669 16,1669 18,1667 18,1667 19,1667 19,1666 19,1664 20,1663 21,1663 21,1662 21,1660">
            <text:p/>
          </draw:polygon>
          <draw:polygon draw:style-name="gr2" draw:layer="layout" svg:width="0.363cm" svg:height="0.303cm" svg:x="2.08cm" svg:y="1.695cm" svg:viewBox="0 0 364 304" draw:points="364,10 346,2 0,287 13,304 360,18 364,10 360,18 360,17 361,16 362,15 363,14 363,14 363,12 364,12 364,11 364,10 364,9 363,7 363,7 363,6 362,5 361,4 361,3 360,3 360,2 359,2 358,1 357,1 356,0 356,0 354,0 353,0 352,0 352,0 350,0 349,0 349,1 347,1 346,2">
            <text:p/>
          </draw:polygon>
          <draw:polygon draw:style-name="gr2" draw:layer="layout" svg:width="0.021cm" svg:height="1.705cm" svg:x="2.423cm" svg:y="0cm" svg:viewBox="0 0 22 1706" draw:points="1,5 0,10 0,1706 22,1706 22,10 1,5 22,10 22,8 21,7 21,6 21,5 20,4 19,3 18,3 18,2 17,1 16,1 15,0 14,0 13,0 13,0 11,0 10,0 10,0 8,0 7,0 6,0 6,0 4,1 4,1 3,2 2,3 1,3 1,4 1,5 0,6 0,7 0,8 0,10">
            <text:p/>
          </draw:polygon>
          <draw:polygon draw:style-name="gr4" draw:layer="layout" svg:width="2.076cm" svg:height="1.66cm" svg:x="0.011cm" svg:y="0.33cm" svg:viewBox="0 0 2077 1661" draw:points="2077,0 2075,2 2068,9 2057,20 2041,35 2022,54 1998,75 1970,98 1937,124 1900,150 1860,178 1815,206 1766,234 1713,261 1656,287 1596,312 1531,335 1463,355 1390,373 1314,387 1234,397 1150,403 1064,403 973,399 878,389 780,373 679,350 574,319 466,282 354,236 239,181 121,117 0,44 0,1661 2077,1661">
            <text:p/>
          </draw:polygon>
          <draw:polygon draw:style-name="gr2" draw:layer="layout" svg:width="2.095cm" svg:height="0.422cm" svg:x="0cm" svg:y="0.323cm" svg:viewBox="0 0 2096 423" draw:points="20,51 4,60 20,69 35,79 51,89 66,98 81,107 96,116 112,125 127,134 142,142 156,151 172,159 186,167 201,175 216,183 230,190 245,198 260,205 274,212 289,219 304,227 318,233 332,240 346,247 361,253 375,259 389,265 403,271 417,277 431,283 445,289 459,294 473,299 487,305 500,309 514,314 528,319 541,324 555,329 568,333 581,338 595,342 608,346 621,350 635,354 648,357 661,361 674,365 687,368 700,371 713,374 726,378 739,380 751,383 764,386 777,389 789,391 802,394 814,396 826,398 839,400 851,402 863,404 876,406 887,408 900,409 912,411 924,412 935,414 948,415 959,416 971,417 983,418 994,419 1006,419 1018,420 1029,420 1040,421 1052,422 1063,422 1074,422 1085,422 1096,423 1107,423 1118,422 1129,422 1140,422 1151,422 1162,421 1172,420 1183,420 1194,419 1204,419 1225,417 1246,415 1267,413 1287,411 1307,408 1326,405 1346,402 1365,398 1384,395 1403,391 1422,387 1440,382 1458,378 1476,373 1494,368 1511,363 1528,358 1545,352 1562,347 1578,341 1594,335 1610,330 1626,323 1641,317 1656,311 1672,305 1686,298 1701,292 1715,285 1728,278 1742,271 1756,264 1769,258 1782,250 1795,244 1807,236 1819,229 1831,222 1843,215 1854,208 1865,201 1876,194 1887,187 1897,180 1908,173 1917,167 1927,159 1936,153 1946,146 1954,139 1962,133 1971,126 1979,120 1987,114 2002,102 2015,90 2028,79 2040,69 2050,59 2060,50 2068,42 2075,35 2081,29 2087,23 2093,16 2096,13 2080,0 2078,2 2071,9 2067,14 2060,20 2053,28 2045,35 2036,44 2026,53 2014,64 2002,74 1988,86 1974,98 1967,104 1959,110 1950,117 1942,123 1933,130 1924,136 1915,142 1906,149 1896,156 1886,163 1876,170 1865,177 1854,184 1843,191 1832,198 1821,204 1809,212 1797,219 1785,225 1772,232 1759,239 1746,246 1733,253 1720,260 1706,266 1692,273 1677,279 1663,286 1648,292 1634,298 1618,304 1603,310 1587,316 1571,322 1555,327 1539,333 1522,338 1505,343 1488,348 1470,353 1453,358 1435,362 1417,366 1399,371 1381,374 1362,378 1343,381 1323,384 1304,388 1284,390 1264,392 1244,395 1224,396 1203,398 1193,399 1182,399 1172,400 1161,400 1150,401 1140,401 1129,401 1118,402 1107,402 1096,402 1085,402 1075,401 1063,401 1052,401 1041,400 1030,400 1019,399 1007,399 996,398 984,397 973,396 961,395 950,394 938,393 926,391 914,390 902,389 890,387 878,385 866,383 854,382 842,380 830,378 818,375 805,373 793,371 781,368 768,366 756,363 743,360 730,357 718,354 705,351 692,348 679,345 666,341 653,338 640,334 628,330 614,326 601,322 588,318 575,314 561,309 548,305 535,300 521,295 507,290 494,285 480,280 467,275 453,269 439,264 425,258 411,252 397,246 383,240 369,234 355,228 341,221 326,215 312,208 298,201 284,194 269,187 255,179 240,172 225,164 211,157 196,149 181,141 166,133 152,124 137,115 122,107 107,98 92,89 76,80 61,71 46,61 31,52 16,42 0,51 16,42 15,42 14,41 12,41 11,41 10,40 9,40 8,41 7,41 7,41 6,42 4,42 4,43 3,43 3,44 2,45 1,46 1,46 0,47 0,48 0,49 0,50 0,51 0,52 0,53 0,54 0,55 0,56 1,57 2,58 3,58 3,59 4,60">
            <text:p/>
          </draw:polygon>
          <draw:polygon draw:style-name="gr2" draw:layer="layout" svg:width="0.021cm" svg:height="1.626cm" svg:x="0cm" svg:y="0.374cm" svg:viewBox="0 0 22 1627" draw:points="11,1627 22,1616 22,0 0,0 0,1616 11,1627 0,1616 0,1618 0,1619 0,1619 0,1620 1,1622 2,1623 2,1623 3,1623 4,1625 4,1625 5,1625 7,1626 8,1626 9,1627 10,1627 10,1627 11,1627 13,1627 14,1626 15,1626 16,1625 17,1625 17,1625 18,1623 19,1623 20,1623 20,1622 21,1620 21,1619 22,1619 22,1618 22,1616">
            <text:p/>
          </draw:polygon>
          <draw:polygon draw:style-name="gr2" draw:layer="layout" svg:width="2.087cm" svg:height="0.021cm" svg:x="0.011cm" svg:y="1.979cm" svg:viewBox="0 0 2088 22" draw:points="2088,11 2077,0 0,0 0,22 2077,22 2088,11 2077,22 2079,22 2080,22 2081,21 2082,20 2083,20 2083,20 2085,18 2085,18 2086,17 2086,17 2086,16 2087,14 2087,14 2088,13 2088,11 2088,11 2088,10 2088,8 2087,8 2087,6 2086,5 2086,5 2086,4 2085,3 2085,2 2083,1 2083,1 2082,0 2081,0 2080,0 2079,0 2077,0">
            <text:p/>
          </draw:polygon>
          <draw:polygon draw:style-name="gr2" draw:layer="layout" svg:width="0.02cm" svg:height="1.671cm" svg:x="2.077cm" svg:y="0.319cm" svg:viewBox="0 0 21 1672" draw:points="2,3 0,10 0,1672 21,1672 21,10 2,3 21,10 21,8 21,7 20,7 19,5 19,4 19,4 18,3 18,2 16,1 16,1 15,1 14,0 13,0 12,0 11,0 10,0 9,0 8,0 7,0 6,0 5,1 4,1 4,1 3,2 2,3 1,4 1,4 0,5 0,7 0,7 0,8 0,10">
            <text:p/>
          </draw:polygon>
          <draw:polygon draw:style-name="gr5" draw:layer="layout" svg:width="0.03cm" svg:height="0.021cm" svg:x="1.925cm" svg:y="1.322cm" svg:viewBox="0 0 31 22" draw:points="29,22 30,19 30,18 31,16 31,14 31,13 30,11 29,10 29,9 28,7 27,6 27,5 25,4 24,3 23,2 22,2 20,1 19,0 17,0 16,0 14,0 13,0 12,0 10,0 9,0 7,1 6,2 4,3 4,4 2,5 1,7 1,8 0,10">
            <text:p/>
          </draw:polygon>
          <draw:polygon draw:style-name="gr5" draw:layer="layout" svg:width="0.322cm" svg:height="0.175cm" svg:x="1.632cm" svg:y="1.33cm" svg:viewBox="0 0 323 176" draw:points="0,13 3,21 7,29 11,36 15,44 19,51 22,58 27,65 30,71 34,77 38,83 41,89 46,94 49,100 53,105 57,110 60,115 64,119 68,124 72,128 76,132 79,136 83,140 87,143 91,146 94,150 99,152 102,155 106,158 110,160 113,162 118,164 121,166 125,168 129,169 133,171 136,172 140,172 144,174 148,174 152,175 155,175 159,176 163,176 166,176 170,175 174,174 177,174 181,173 184,172 187,172 191,171 194,170 198,168 201,167 204,165 208,164 210,162 213,160 217,159 220,156 225,153 231,148 236,144 241,139 247,134 252,129 257,123 261,118 265,113 270,107 274,102 278,96 282,90 285,85 289,80 292,74 295,68 298,63 304,53 308,44 313,35 316,28 321,17 323,13 294,2 292,5 289,15 285,22 281,30 277,39 271,48 269,53 266,58 263,63 260,68 256,73 253,78 249,84 245,89 241,94 237,98 234,103 229,108 225,112 221,117 217,121 212,124 207,128 202,131 200,132 198,134 196,135 193,137 191,138 189,138 186,140 184,140 182,142 179,142 177,143 174,143 172,144 170,144 167,145 165,145 163,145 160,145 157,145 155,144 153,144 150,143 147,143 145,142 142,142 139,140 137,139 134,138 131,137 128,135 125,134 123,132 120,130 117,127 113,126 110,122 107,120 104,117 101,114 97,111 94,107 91,104 88,100 85,96 81,92 78,87 74,82 71,77 67,72 64,67 60,61 57,55 53,49 49,43 46,36 42,29 38,22 35,15 31,7 28,0">
            <text:p/>
          </draw:polygon>
          <draw:polygon draw:style-name="gr5" draw:layer="layout" svg:width="0.322cm" svg:height="0.175cm" svg:x="1.337cm" svg:y="1.168cm" svg:viewBox="0 0 323 176" draw:points="28,173 30,170 34,160 38,153 41,145 46,137 51,127 54,122 57,117 60,112 63,107 67,102 70,96 73,91 77,86 81,82 85,77 89,72 93,67 97,63 102,58 106,54 111,51 115,48 120,44 122,43 124,41 127,40 129,38 132,37 134,37 136,36 139,34 140,33 143,33 146,32 148,32 150,32 153,31 155,31 158,31 160,31 163,31 165,31 167,31 170,31 173,32 175,32 177,33 180,33 183,34 186,36 188,37 191,38 194,40 197,41 200,43 203,45 206,48 209,49 212,53 215,55 218,58 222,61 225,64 228,68 231,71 234,75 238,79 241,83 245,88 248,93 251,98 255,103 259,108 262,114 266,120 269,126 272,132 276,139 280,146 283,153 287,160 291,168 295,176 323,162 319,154 315,146 311,139 307,131 303,124 299,117 296,110 292,104 288,98 284,91 280,86 277,80 273,75 269,70 266,65 262,60 258,56 254,51 250,47 247,43 243,39 239,35 235,32 232,29 228,25 224,23 220,20 216,17 213,15 209,13 205,11 201,9 197,7 194,5 190,4 186,3 182,2 178,1 175,1 171,0 167,0 163,0 160,0 156,0 153,0 148,1 145,1 142,2 138,2 135,4 131,4 128,5 125,7 121,8 118,10 115,11 112,13 109,15 106,16 103,18 97,23 92,27 86,32 81,36 76,41 71,46 66,51 62,57 57,62 52,68 49,74 44,79 41,85 37,91 34,96 30,101 27,107 24,112 19,122 14,132 10,140 6,147 2,158 0,163">
            <text:p/>
          </draw:polygon>
          <draw:polygon draw:style-name="gr5" draw:layer="layout" svg:width="0.322cm" svg:height="0.175cm" svg:x="1.044cm" svg:y="1.329cm" svg:viewBox="0 0 323 176" draw:points="0,12 4,20 7,28 11,36 15,43 19,50 23,58 26,64 30,71 34,77 38,83 41,89 45,94 49,100 53,105 57,110 60,115 64,120 68,124 72,128 76,132 79,136 83,140 87,143 91,146 94,150 99,153 102,155 105,158 110,160 113,162 117,164 121,166 125,168 129,169 132,171 136,172 140,172 144,174 147,174 151,175 155,175 159,176 163,176 166,175 170,175 174,175 177,174 181,173 184,172 188,172 191,171 195,169 198,168 201,167 204,165 208,164 211,162 213,160 217,158 220,156 225,153 231,148 236,143 242,139 247,134 252,129 256,124 261,118 265,113 270,107 274,101 278,96 282,90 285,84 289,79 292,73 295,68 298,62 303,52 309,43 313,34 316,27 321,16 323,12 294,1 293,4 288,14 285,21 281,29 277,38 271,48 269,53 266,58 263,63 259,68 256,73 253,78 249,83 245,88 241,93 237,98 233,103 229,108 225,112 221,116 216,121 212,124 207,127 203,131 200,132 198,133 195,135 193,137 191,138 189,138 186,140 184,140 181,141 179,142 177,142 174,143 172,144 170,144 167,145 165,145 163,145 160,145 158,145 155,144 152,144 150,143 147,143 145,142 142,141 139,140 137,140 134,138 131,137 128,135 125,133 123,132 120,130 117,128 113,125 110,123 107,120 104,117 101,114 97,111 94,108 91,104 88,100 84,96 81,91 77,87 74,82 71,77 67,72 64,67 60,61 57,55 53,49 49,42 46,36 42,29 39,22 35,15 31,7 28,0">
            <text:p/>
          </draw:polygon>
          <draw:polygon draw:style-name="gr5" draw:layer="layout" svg:width="0.322cm" svg:height="0.176cm" svg:x="0.751cm" svg:y="1.167cm" svg:viewBox="0 0 323 177" draw:points="28,177 30,173 34,163 37,156 41,148 45,139 51,129 53,124 56,119 59,114 63,109 66,104 70,98 73,93 77,88 81,83 85,78 89,73 93,68 97,64 101,60 106,55 111,52 115,48 120,45 122,43 124,42 127,41 129,39 131,38 133,37 136,36 138,35 141,34 143,33 145,33 148,32 150,32 153,31 155,31 158,31 160,31 162,31 165,31 167,31 170,32 172,32 175,33 178,33 180,34 183,34 186,36 188,37 191,38 194,40 197,41 199,43 203,45 206,47 209,50 212,52 215,55 218,58 221,61 225,64 228,67 231,71 234,75 238,79 241,83 244,88 248,93 251,97 255,103 258,108 262,113 265,120 269,126 273,132 276,139 280,145 283,153 287,160 291,167 294,175 323,163 318,154 315,147 311,139 307,131 303,124 299,117 296,110 292,104 288,97 284,92 281,86 277,80 273,75 269,70 265,64 262,59 258,55 254,50 250,47 246,42 243,38 239,35 236,32 231,28 228,25 223,22 220,20 216,17 212,15 209,12 204,11 201,9 197,7 193,6 190,4 186,3 182,2 178,1 174,1 170,0 167,0 163,0 159,0 156,0 151,0 148,1 145,1 141,2 137,3 134,4 131,5 127,6 124,8 121,9 117,11 114,12 111,13 108,16 105,17 102,19 97,24 91,28 85,33 80,37 75,42 70,47 65,53 61,58 56,64 52,70 48,75 44,81 40,87 37,93 33,98 30,104 27,109 24,114 18,125 14,134 9,143 6,150 1,161 0,166">
            <text:p/>
          </draw:polygon>
          <draw:polygon draw:style-name="gr5" draw:layer="layout" svg:width="0.322cm" svg:height="0.175cm" svg:x="0.458cm" svg:y="1.33cm" svg:viewBox="0 0 323 176" draw:points="0,13 3,21 7,29 11,36 15,44 19,51 22,58 26,65 30,71 34,77 37,83 41,89 45,94 49,100 53,105 57,110 60,115 64,119 68,124 72,128 75,132 79,136 83,140 86,143 90,146 94,150 98,152 102,155 106,158 109,160 113,162 117,164 121,166 125,168 128,169 132,171 136,172 140,172 144,174 147,174 151,175 155,175 159,176 162,176 166,175 170,175 173,174 177,174 180,173 184,172 188,171 191,171 194,169 197,168 201,167 204,165 207,164 210,162 213,160 216,159 220,156 225,152 231,148 236,143 241,139 247,134 251,129 256,123 261,118 265,113 269,107 274,102 278,96 281,90 285,85 289,79 292,73 295,68 298,63 303,53 308,44 313,35 316,27 321,16 323,12 294,2 292,5 287,15 285,22 281,30 276,39 271,48 268,53 265,58 262,63 259,68 256,73 252,78 249,83 245,89 241,93 237,98 233,103 229,108 225,112 220,117 216,121 212,124 207,127 202,131 200,132 197,134 196,135 193,137 191,138 188,138 186,139 183,140 181,142 179,142 177,143 174,143 172,144 169,144 167,145 164,145 162,145 159,145 157,145 154,144 152,144 150,143 147,143 144,142 142,142 140,140 136,139 134,138 131,137 128,135 125,134 122,132 119,130 116,127 113,126 110,122 107,120 104,117 101,114 98,111 94,107 91,104 87,100 84,96 81,91 77,87 74,82 70,77 67,72 64,67 60,61 56,55 53,49 49,43 45,36 42,29 38,22 35,15 31,7 28,0">
            <text:p/>
          </draw:polygon>
          <draw:polygon draw:style-name="gr5" draw:layer="layout" svg:width="0.321cm" svg:height="0.175cm" svg:x="0.164cm" svg:y="1.168cm" svg:viewBox="0 0 322 176" draw:points="28,173 29,170 34,160 37,153 41,145 45,136 50,127 53,122 56,117 59,112 62,107 65,101 69,96 72,91 77,86 80,81 84,77 88,72 92,67 97,63 101,58 105,54 110,51 115,47 119,44 121,42 124,41 126,40 128,38 130,37 133,37 135,36 137,34 140,33 142,33 144,32 147,32 149,31 152,31 154,31 156,31 159,30 161,31 164,31 166,31 169,31 171,32 174,32 176,33 179,33 182,34 184,36 187,37 190,38 193,40 196,41 199,43 201,45 204,48 208,49 211,53 214,55 217,58 220,61 223,64 227,68 230,71 233,75 237,79 240,83 243,88 247,93 250,98 253,103 257,108 261,114 264,120 268,126 271,132 275,139 279,145 282,153 286,160 290,168 294,176 322,162 317,154 314,146 310,139 306,131 302,124 298,117 294,110 290,104 287,98 283,91 279,86 276,80 272,75 268,69 264,65 260,60 257,56 253,51 249,47 245,43 242,39 238,36 234,32 231,29 227,25 223,23 219,20 215,17 212,15 208,13 204,11 200,9 196,7 192,5 188,4 185,3 181,2 177,1 173,1 170,0 166,0 162,0 158,0 155,0 151,0 148,1 144,1 141,2 137,2 134,3 130,4 127,5 124,7 121,8 117,10 114,11 111,13 108,15 105,16 102,18 96,22 90,27 85,31 80,36 75,41 70,46 65,51 61,57 56,62 52,68 48,73 44,79 40,85 36,90 33,95 30,101 26,107 23,112 18,122 13,132 9,140 5,147 1,158 0,162">
            <text:p/>
          </draw:polygon>
          <draw:polygon draw:style-name="gr5" draw:layer="layout" svg:width="0.029cm" svg:height="0.021cm" svg:x="0.163cm" svg:y="1.33cm" svg:viewBox="0 0 30 22" draw:points="1,0 0,2 0,3 0,5 0,7 0,8 0,10 0,11 1,13 1,14 3,16 3,16 4,17 6,18 7,19 8,20 9,21 11,21 12,22 14,22 15,22 16,22 18,22 19,22 21,21 22,20 23,19 25,18 26,17 27,16 28,15 29,13 30,11">
            <text:p/>
          </draw:polygon>
          <draw:polygon draw:style-name="gr5" draw:layer="layout" svg:width="0.06cm" svg:height="0.042cm" svg:x="0.147cm" svg:y="1.307cm" svg:viewBox="0 0 61 43" draw:points="61,20 60,18 59,17 58,15 57,13 56,12 55,11 54,10 53,8 52,7 50,6 49,5 48,4 47,3 45,3 44,2 43,1 40,1 37,0 34,0 31,0 29,0 26,0 23,1 20,2 17,3 15,5 12,6 10,8 8,10 6,12 4,14 3,17 2,18 2,20 1,21 1,23 0,24 0,26 0,27 0,29 0,31 0,32 0,34 0,36 1,37 1,39 2,41 2,43">
            <text:p/>
          </draw:polygon>
          <draw:polygon draw:style-name="gr5" draw:layer="layout" svg:width="0.35cm" svg:height="0.197cm" svg:x="0.15cm" svg:y="1.324cm" svg:viewBox="0 0 351 198" draw:points="294,0 291,7 287,15 284,22 281,29 277,36 273,42 270,48 266,54 263,60 259,65 256,70 253,75 250,80 246,85 243,89 240,93 237,97 233,100 230,103 228,107 225,110 222,113 219,115 216,118 213,120 210,122 208,124 205,126 203,127 200,128 198,130 196,131 193,132 191,133 189,133 187,134 185,135 183,135 181,136 179,136 177,136 176,136 174,136 172,136 170,136 168,136 167,135 164,135 163,135 161,134 160,133 157,133 155,132 154,131 152,131 150,129 148,128 146,127 144,126 142,125 138,122 134,119 130,116 126,112 122,108 118,104 114,100 111,95 107,91 103,86 99,81 96,77 93,72 90,67 87,62 83,57 81,52 78,47 73,38 69,29 65,22 62,15 58,5 57,3 0,25 1,29 6,40 10,48 14,57 19,67 24,77 27,83 31,88 34,94 38,100 42,106 46,111 50,117 54,123 59,129 63,135 68,141 74,146 78,152 84,157 90,162 96,167 102,172 108,176 111,178 115,180 118,182 122,184 126,186 129,188 133,189 136,191 140,192 144,193 148,194 152,195 156,196 160,197 164,197 169,198 173,198 177,198 182,198 187,197 191,196 195,196 200,194 204,194 209,192 213,190 217,189 222,187 225,185 230,182 234,180 238,177 243,174 247,171 251,168 255,165 259,161 263,158 268,153 271,150 276,145 279,141 284,136 287,132 291,126 295,121 299,116 303,110 307,104 311,98 315,92 319,85 323,79 327,72 331,65 335,58 339,50 343,42 346,34 351,26">
            <text:p/>
          </draw:polygon>
          <draw:polygon draw:style-name="gr5" draw:layer="layout" svg:width="0.35cm" svg:height="0.197cm" svg:x="0.444cm" svg:y="1.153cm" svg:viewBox="0 0 351 198" draw:points="351,172 349,168 344,157 340,149 336,140 331,130 325,120 322,114 319,109 315,103 312,97 308,92 304,86 300,79 296,74 291,68 286,62 281,57 276,51 271,45 265,40 260,35 254,30 248,25 242,21 238,19 235,17 231,15 228,13 225,11 221,9 217,7 213,6 209,5 206,4 201,3 198,2 193,1 190,0 185,0 181,0 177,0 172,0 168,0 164,0 159,1 155,1 150,3 146,4 141,5 137,6 133,8 128,10 124,12 120,14 116,17 111,20 107,22 103,25 99,29 94,32 91,36 86,39 83,43 78,47 74,52 70,56 66,61 62,66 58,71 54,76 50,81 47,87 43,93 39,99 35,105 31,111 27,118 23,125 19,132 15,140 11,147 7,155 4,163 0,171 55,198 59,190 63,182 66,175 70,168 73,161 77,155 80,149 83,143 87,137 91,132 94,127 97,122 101,117 104,112 107,108 110,104 113,100 117,97 120,94 122,90 125,87 128,85 131,82 134,79 137,77 139,75 142,73 144,72 147,70 150,69 152,67 154,66 156,65 158,64 161,64 163,63 164,62 166,62 169,62 171,62 172,61 174,61 176,61 178,61 179,61 182,62 183,62 185,62 186,62 188,63 191,64 193,64 194,65 196,66 198,67 200,68 202,69 204,70 206,71 207,72 212,75 216,78 220,81 224,85 228,89 232,93 236,97 239,102 243,106 246,111 250,116 254,121 257,126 260,131 263,136 266,141 269,145 272,150 277,159 281,168 285,175 288,182 292,192 293,194">
            <text:p/>
          </draw:polygon>
          <draw:polygon draw:style-name="gr5" draw:layer="layout" svg:width="0.35cm" svg:height="0.197cm" svg:x="0.738cm" svg:y="1.322cm" svg:viewBox="0 0 351 198" draw:points="295,0 291,7 288,15 284,22 281,29 277,36 274,42 270,48 267,54 263,60 260,65 257,70 253,75 250,80 246,85 244,89 240,93 237,97 234,100 231,104 228,107 225,110 222,113 219,115 216,118 214,120 211,122 208,124 206,126 203,127 201,128 199,130 196,131 194,132 192,133 190,133 188,134 185,135 183,135 182,136 180,136 178,136 176,136 174,136 172,136 171,136 169,136 167,135 165,135 164,135 161,134 159,133 158,133 156,132 154,131 152,130 150,129 148,128 146,127 145,126 142,125 138,122 134,119 130,115 126,112 122,108 118,104 114,99 111,95 107,91 103,86 100,81 96,76 93,71 90,66 87,61 84,56 81,52 78,47 73,38 69,29 65,21 62,15 58,5 57,2 0,24 1,29 6,40 10,48 14,56 19,67 24,77 28,83 31,88 35,94 38,99 42,105 46,111 50,117 54,123 59,129 64,135 68,140 73,146 79,152 84,157 90,162 96,167 102,172 108,176 111,178 115,180 119,182 122,184 126,186 129,188 133,190 137,191 140,192 145,193 148,194 153,195 156,196 161,197 165,197 169,198 174,198 178,198 182,198 186,197 191,196 196,196 200,194 204,194 209,192 213,190 217,189 222,187 226,185 231,182 235,180 239,177 243,174 247,171 252,168 256,165 260,161 264,158 268,154 272,150 276,145 280,141 284,136 288,132 292,127 296,121 300,116 304,110 308,104 311,98 315,92 319,86 323,79 327,72 331,65 335,57 339,50 343,42 347,34 351,26">
            <text:p/>
          </draw:polygon>
          <draw:polygon draw:style-name="gr5" draw:layer="layout" svg:width="0.35cm" svg:height="0.196cm" svg:x="1.032cm" svg:y="1.152cm" svg:viewBox="0 0 351 197" draw:points="351,174 348,169 344,159 340,150 336,142 331,132 325,122 322,116 319,110 315,105 312,99 308,93 304,87 300,81 296,75 291,69 286,64 282,58 276,52 271,47 266,41 260,36 254,31 248,26 242,22 238,20 235,17 232,15 228,13 225,12 221,10 217,8 214,7 210,5 206,4 202,3 198,2 194,2 190,1 185,0 181,0 177,0 172,0 168,0 164,0 159,1 155,2 150,2 146,4 142,5 137,6 132,8 129,10 124,12 120,14 116,16 111,19 107,22 103,25 99,28 95,32 90,35 86,39 82,43 78,47 74,51 70,56 66,60 62,65 58,70 54,75 50,81 47,86 42,92 39,98 34,104 31,110 27,117 23,124 19,131 15,139 11,146 7,154 3,162 0,170 55,196 59,188 63,181 66,174 69,167 73,161 77,154 80,148 83,142 87,136 90,131 94,126 97,121 100,117 103,112 107,107 110,104 113,100 116,96 119,93 122,90 126,86 128,84 131,81 134,79 137,77 139,75 142,73 145,71 147,69 149,68 151,67 154,66 156,65 158,64 160,64 163,63 164,62 166,62 168,61 170,61 172,61 174,61 176,61 177,61 180,61 181,61 183,62 185,62 186,63 188,63 190,64 192,64 194,65 196,66 198,67 200,68 201,69 204,70 205,72 207,73 212,76 216,79 219,82 223,86 227,90 231,94 235,98 239,102 243,107 246,112 250,117 254,122 257,127 260,132 263,137 266,142 269,147 272,151 276,161 281,169 284,177 288,184 292,194 293,197">
            <text:p/>
          </draw:polygon>
          <draw:polygon draw:style-name="gr5" draw:layer="layout" svg:width="0.349cm" svg:height="0.197cm" svg:x="1.324cm" svg:y="1.324cm" svg:viewBox="0 0 350 198" draw:points="294,0 291,7 287,15 283,22 280,29 276,36 273,42 269,48 266,54 263,60 259,65 256,70 253,75 249,80 246,85 243,89 239,93 236,97 233,100 230,103 227,107 224,110 221,113 219,115 216,118 213,120 210,122 208,124 205,125 203,127 200,128 198,130 196,131 193,132 191,133 189,133 187,134 185,135 183,135 181,135 179,136 178,136 176,136 174,136 172,136 170,136 169,136 167,135 165,135 163,135 161,134 160,133 158,133 156,132 153,131 152,130 150,129 148,128 146,127 144,126 142,125 138,122 134,119 130,116 126,112 122,108 118,104 115,99 110,95 107,91 103,86 100,81 96,76 93,71 90,66 86,61 84,56 81,52 78,47 73,37 69,29 65,21 62,15 58,5 57,2 0,25 2,29 6,40 10,48 14,57 19,67 25,77 28,82 31,88 35,94 38,99 42,105 46,111 50,117 54,123 59,129 64,135 69,141 73,146 79,152 84,157 90,162 96,167 102,172 108,176 112,178 115,180 118,182 122,184 125,186 129,188 133,189 137,190 140,192 144,193 148,194 152,195 156,196 161,197 165,197 169,198 173,198 177,198 182,198 186,197 190,196 195,195 199,194 204,193 208,192 212,190 217,189 221,187 226,185 230,182 234,180 238,177 242,174 247,171 251,168 255,165 259,161 263,158 267,153 271,150 275,145 279,141 283,136 287,132 291,126 295,121 299,116 303,110 307,104 310,98 315,92 319,85 323,78 327,72 330,65 334,58 338,50 342,42 346,34 350,26">
            <text:p/>
          </draw:polygon>
          <draw:polygon draw:style-name="gr5" draw:layer="layout" svg:width="0.349cm" svg:height="0.197cm" svg:x="1.619cm" svg:y="1.153cm" svg:viewBox="0 0 350 198" draw:points="350,172 348,168 343,157 339,149 335,140 330,130 325,120 321,114 318,108 314,103 311,97 308,91 303,86 299,79 295,74 290,68 286,62 281,57 276,51 271,45 265,40 260,35 253,30 247,25 241,21 238,19 234,17 231,14 228,12 224,11 220,9 216,7 213,6 209,5 205,4 201,3 197,2 193,1 189,0 185,0 181,0 176,0 172,0 168,0 163,0 159,1 154,1 150,3 146,4 141,5 137,6 133,8 128,10 123,12 119,14 115,17 111,20 107,22 102,25 99,29 94,32 90,36 86,39 82,43 78,47 74,52 70,56 66,61 62,66 58,71 54,76 50,81 46,87 43,93 38,99 35,105 31,111 27,118 23,125 19,132 15,140 11,147 7,155 3,163 0,171 55,198 59,190 62,182 65,175 69,168 73,161 77,155 80,149 83,143 87,137 90,132 94,127 97,122 100,117 103,112 107,108 110,104 113,100 116,97 119,94 123,90 125,87 128,84 131,82 134,79 136,77 139,75 142,73 144,71 147,70 149,68 152,67 154,66 156,65 158,64 160,64 163,63 164,62 166,62 168,62 170,61 172,61 174,61 176,61 177,61 179,61 181,62 183,62 184,62 186,62 188,63 190,64 192,64 194,65 195,66 197,66 200,68 201,69 203,70 205,71 207,72 211,75 215,78 219,81 223,85 227,89 231,93 235,97 239,102 242,106 246,111 250,116 253,120 256,125 260,130 263,135 266,140 268,145 271,150 276,159 280,168 284,175 287,182 291,191 292,194">
            <text:p/>
          </draw:polygon>
          <draw:polygon draw:style-name="gr5" draw:layer="layout" svg:width="0.06cm" svg:height="0.042cm" svg:x="1.911cm" svg:y="1.324cm" svg:viewBox="0 0 61 43" draw:points="0,22 1,24 1,26 2,27 3,29 4,30 5,31 6,33 7,34 9,35 9,36 10,37 12,38 13,39 15,39 16,40 17,40 20,41 23,42 26,43 28,43 32,42 35,42 38,41 40,40 43,39 45,37 48,36 50,34 52,32 54,30 56,27 57,25 58,24 59,22 59,21 59,20 59,18 60,16 60,15 61,13 61,12 60,10 60,8 59,7 59,5 59,3 59,2 58,0">
            <text:p/>
          </draw:polygon>
          <draw:polygon draw:style-name="gr6" draw:layer="layout" svg:width="0.03cm" svg:height="0.021cm" svg:x="1.894cm" svg:y="1.322cm" svg:viewBox="0 0 31 22" draw:points="29,22 29,19 30,18 31,16 31,14 30,13 29,11 29,10 29,9 28,7 27,6 26,5 25,4 24,3 23,2 21,2 20,1 19,0 17,0 16,0 14,0 13,0 11,0 10,0 9,0 7,1 6,2 5,3 3,4 2,5 1,7 0,8 0,10">
            <text:p/>
          </draw:polygon>
          <draw:polygon draw:style-name="gr6" draw:layer="layout" svg:width="0.322cm" svg:height="0.175cm" svg:x="1.601cm" svg:y="1.33cm" svg:viewBox="0 0 323 176" draw:points="0,13 3,21 7,29 11,36 14,44 19,51 22,58 26,65 30,71 33,77 37,83 41,89 45,94 49,100 52,105 56,110 60,115 64,119 67,124 72,128 75,132 79,136 83,139 86,143 91,146 94,150 98,152 102,155 105,158 110,160 113,162 117,164 121,166 125,168 128,169 132,171 136,172 140,172 144,174 147,174 151,175 155,175 159,176 162,176 166,176 170,175 173,174 177,174 181,173 184,172 187,172 191,171 194,170 197,168 201,167 204,165 207,164 210,162 213,160 216,159 219,156 225,153 230,148 236,144 241,139 246,134 251,129 256,123 261,118 265,113 270,107 274,102 277,96 281,90 285,85 289,80 292,74 295,68 298,63 303,53 308,44 313,35 316,28 321,17 323,13 294,2 292,5 288,15 284,22 281,30 276,39 271,48 268,53 265,58 262,63 259,68 256,73 252,78 249,84 245,89 241,94 237,98 233,103 229,108 225,112 220,117 216,121 211,124 207,128 202,131 200,132 198,134 195,135 193,137 191,138 188,138 186,140 184,140 181,142 179,142 176,143 174,143 172,144 169,144 167,145 165,145 162,145 160,145 157,145 155,144 152,144 149,143 147,143 144,142 142,142 139,140 136,139 134,138 131,137 128,135 125,134 122,132 119,130 116,127 113,126 110,122 107,120 104,117 101,114 97,111 94,107 91,104 87,100 84,96 80,92 77,87 74,82 70,77 67,72 64,67 59,61 56,55 52,49 49,43 46,36 42,29 38,22 35,15 31,7 27,0">
            <text:p/>
          </draw:polygon>
          <draw:polygon draw:style-name="gr6" draw:layer="layout" svg:width="0.322cm" svg:height="0.175cm" svg:x="1.307cm" svg:y="1.168cm" svg:viewBox="0 0 323 176" draw:points="29,173 30,170 34,160 37,153 41,145 46,137 51,127 53,122 57,117 59,112 63,107 66,102 70,96 74,91 77,86 81,82 85,77 89,72 93,67 97,63 102,58 106,54 111,51 115,48 120,44 122,43 125,41 126,40 129,38 131,37 134,37 136,36 139,34 141,33 143,33 146,32 148,32 150,32 153,31 155,31 158,31 160,31 163,31 165,31 168,31 170,31 173,32 175,32 178,33 180,33 183,34 186,36 189,37 191,38 194,40 197,41 200,43 203,45 206,48 209,49 212,53 215,55 218,58 221,61 225,64 228,68 231,71 234,75 238,79 241,83 245,88 248,93 252,98 255,103 259,108 262,114 266,120 269,126 273,132 277,139 280,146 284,153 287,160 291,168 295,176 323,162 319,154 315,146 311,139 307,131 303,124 300,117 296,110 292,104 289,98 284,91 281,86 277,80 273,75 269,70 266,65 262,60 258,56 254,51 250,47 247,43 243,39 239,35 235,32 232,29 228,25 224,23 220,20 216,17 213,15 209,13 205,11 201,9 197,7 194,5 190,4 186,3 182,2 179,1 174,1 171,0 167,0 163,0 160,0 156,0 152,0 149,1 145,1 142,2 138,2 134,4 131,4 128,5 125,7 122,8 118,10 115,11 112,13 109,15 106,16 103,18 97,23 91,27 86,32 81,36 75,41 70,46 66,51 61,57 57,62 52,68 49,74 44,79 41,85 37,91 33,96 30,101 27,107 24,112 19,122 14,132 10,140 6,147 1,158 0,163">
            <text:p/>
          </draw:polygon>
          <draw:polygon draw:style-name="gr6" draw:layer="layout" svg:width="0.322cm" svg:height="0.175cm" svg:x="1.014cm" svg:y="1.329cm" svg:viewBox="0 0 323 176" draw:points="0,12 3,20 7,28 11,36 15,43 19,50 22,58 26,64 30,71 34,77 38,83 41,89 45,94 49,100 53,105 57,110 60,115 64,120 68,124 71,128 75,132 79,136 83,140 86,143 90,146 94,150 98,153 102,155 106,158 109,160 113,162 117,164 121,166 125,168 128,169 132,171 136,172 140,172 144,174 147,174 151,175 155,175 159,176 162,176 166,175 170,175 173,175 177,174 180,173 184,172 187,172 191,171 194,169 197,168 200,167 204,165 207,164 210,162 213,160 216,158 219,156 225,153 231,148 236,143 242,139 246,134 251,129 256,124 261,118 265,113 269,107 274,101 278,96 281,90 285,84 288,79 292,73 295,68 298,62 303,52 308,43 312,34 316,27 320,16 323,12 293,1 292,4 288,14 285,21 281,29 276,38 271,48 269,53 265,58 262,63 259,68 256,73 252,78 248,83 245,88 241,93 237,98 233,103 229,108 224,112 220,116 216,121 211,124 207,127 202,131 200,132 198,133 195,135 192,137 191,138 188,138 186,140 184,140 181,141 179,142 176,142 174,143 171,144 169,144 167,145 164,145 162,145 160,145 157,145 154,144 152,144 149,143 147,143 144,142 141,141 139,140 136,140 134,138 131,137 128,135 125,133 122,132 119,130 116,128 113,125 110,123 107,120 104,117 101,114 98,111 94,108 91,104 87,100 84,96 81,91 77,87 74,82 70,77 67,72 63,67 60,61 57,55 53,49 49,42 46,36 42,29 38,22 35,15 31,7 27,0">
            <text:p/>
          </draw:polygon>
          <draw:polygon draw:style-name="gr6" draw:layer="layout" svg:width="0.321cm" svg:height="0.176cm" svg:x="0.72cm" svg:y="1.167cm" svg:viewBox="0 0 322 177" draw:points="28,177 29,173 34,163 37,156 41,148 45,139 50,129 53,124 56,119 59,114 62,109 66,104 69,98 73,93 77,88 80,83 84,78 88,73 93,68 97,64 101,60 106,55 110,52 114,48 119,45 121,43 124,42 126,41 128,39 130,38 133,37 135,36 138,35 140,34 143,33 145,33 147,32 149,32 152,31 154,31 157,31 159,31 162,31 164,31 166,31 169,31 172,32 174,33 177,33 180,34 182,34 185,36 188,37 191,38 193,40 196,41 199,43 202,45 205,47 208,50 211,52 214,55 217,58 220,61 223,64 227,67 231,71 234,75 237,79 241,83 244,88 247,93 250,97 254,103 258,108 261,113 265,120 268,126 272,132 276,139 279,145 282,153 287,160 290,167 294,175 322,163 318,154 314,147 310,139 306,131 302,124 299,117 295,110 291,104 287,97 283,92 280,86 276,80 272,75 268,70 265,64 261,59 257,55 253,50 250,47 246,42 242,38 239,35 234,32 231,28 227,25 223,22 220,20 215,17 212,15 208,12 204,11 201,9 196,7 193,6 189,4 185,3 181,2 177,1 173,1 169,0 166,0 162,0 159,0 155,0 151,0 148,1 144,1 140,2 137,3 134,4 130,5 127,6 124,8 120,9 117,11 114,12 111,13 108,16 105,17 102,19 96,24 90,28 85,33 80,37 75,42 70,47 65,53 61,58 56,64 52,70 48,75 44,81 40,87 36,93 33,98 30,104 27,109 24,114 18,125 13,134 9,143 6,150 1,161 0,166">
            <text:p/>
          </draw:polygon>
          <draw:polygon draw:style-name="gr6" draw:layer="layout" svg:width="0.322cm" svg:height="0.175cm" svg:x="0.427cm" svg:y="1.33cm" svg:viewBox="0 0 323 176" draw:points="0,13 3,21 7,29 11,36 14,44 18,51 22,58 26,65 30,71 34,77 37,83 41,89 45,94 49,100 52,105 56,110 60,115 64,119 67,124 72,128 75,132 79,136 83,140 86,143 91,146 94,150 98,152 102,155 105,158 109,160 113,162 117,164 121,166 125,168 128,169 132,171 136,172 140,172 143,174 147,174 151,175 155,175 159,176 162,176 166,175 170,175 173,174 177,174 180,173 184,172 187,171 191,171 194,169 198,168 201,167 204,165 207,164 210,162 213,160 216,158 219,156 225,152 230,148 236,143 241,139 246,134 251,129 256,123 260,118 265,113 269,107 273,102 278,96 281,90 285,85 288,79 292,73 294,68 298,63 303,53 308,43 312,35 316,27 320,16 323,12 294,2 292,4 288,15 285,21 281,30 276,38 271,48 268,53 265,58 262,63 259,68 256,73 252,78 248,83 245,89 241,93 237,98 233,103 229,107 225,112 220,117 216,120 211,124 207,127 202,131 200,132 198,134 195,135 193,137 190,137 188,138 186,139 183,140 181,142 179,142 176,143 174,143 172,143 169,144 167,145 164,145 162,145 159,145 157,145 154,144 152,144 150,143 147,143 144,142 142,142 139,140 136,139 134,138 131,137 128,135 125,134 122,132 119,130 116,127 113,126 110,122 107,120 104,117 100,114 97,110 94,107 91,104 88,100 84,96 81,91 77,87 74,82 70,77 67,72 63,67 59,61 56,55 53,49 49,43 45,36 42,29 38,22 35,15 30,7 27,0">
            <text:p/>
          </draw:polygon>
          <draw:polygon draw:style-name="gr6" draw:layer="layout" svg:width="0.322cm" svg:height="0.175cm" svg:x="0.133cm" svg:y="1.168cm" svg:viewBox="0 0 323 176" draw:points="28,173 30,170 34,160 38,153 41,145 46,136 51,127 54,122 57,117 60,112 63,107 66,101 70,96 73,91 77,86 81,81 85,77 89,72 93,67 97,63 102,58 106,54 111,51 115,47 120,44 122,42 124,41 126,40 129,38 131,37 133,37 136,36 138,34 141,33 143,33 145,32 148,32 150,31 153,31 155,31 157,31 160,30 162,31 165,31 167,31 169,31 172,32 175,32 177,33 180,33 183,34 185,36 188,37 191,38 194,40 196,41 200,43 203,45 205,48 208,49 211,53 215,55 218,58 221,61 224,64 228,68 231,71 234,75 237,79 241,83 244,88 248,93 252,98 255,103 258,108 262,114 265,120 269,126 273,132 276,139 280,145 284,153 287,160 291,168 295,176 323,162 318,154 314,146 311,139 307,131 303,124 300,117 295,110 292,104 288,98 284,91 281,86 276,80 273,75 269,69 265,65 261,60 258,56 254,51 250,47 247,43 243,39 239,36 235,32 231,29 228,25 223,23 220,20 216,17 212,15 209,13 205,11 201,9 197,7 193,5 190,4 186,3 182,2 178,1 174,1 171,0 167,0 163,0 159,0 156,0 152,0 149,1 145,1 142,2 138,2 134,3 131,4 128,5 124,7 121,8 118,10 115,11 112,13 109,15 105,16 103,18 97,22 91,27 86,31 81,36 76,41 70,46 66,51 61,57 57,62 52,68 48,73 44,79 41,85 37,90 34,95 30,101 27,107 24,112 19,122 14,132 10,140 6,147 2,158 0,162">
            <text:p/>
          </draw:polygon>
          <draw:polygon draw:style-name="gr6" draw:layer="layout" svg:width="0.03cm" svg:height="0.021cm" svg:x="0.132cm" svg:y="1.33cm" svg:viewBox="0 0 31 22" draw:points="1,0 0,2 0,3 0,5 0,7 0,8 0,10 0,11 1,13 2,14 3,16 4,16 5,17 6,18 7,19 9,20 10,21 11,21 13,22 14,22 16,22 17,22 19,22 20,22 22,21 23,20 24,19 25,18 27,17 28,16 29,15 30,13 31,11">
            <text:p/>
          </draw:polygon>
          <draw:polygon draw:style-name="gr6" draw:layer="layout" svg:width="0.059cm" svg:height="0.042cm" svg:x="0.117cm" svg:y="1.307cm" svg:viewBox="0 0 60 43" draw:points="60,20 59,18 58,17 57,15 56,13 55,12 55,11 53,10 52,8 51,7 50,6 48,5 47,4 46,3 45,3 43,2 42,1 39,1 37,0 34,0 31,0 28,0 25,0 22,1 20,2 16,3 14,5 12,6 9,8 8,10 5,12 4,14 3,17 2,18 1,20 0,21 0,23 0,24 0,26 0,27 0,29 0,31 0,32 0,34 0,36 0,37 0,39 1,41 2,43">
            <text:p/>
          </draw:polygon>
          <draw:polygon draw:style-name="gr6" draw:layer="layout" svg:width="0.35cm" svg:height="0.197cm" svg:x="0.119cm" svg:y="1.324cm" svg:viewBox="0 0 351 198" draw:points="295,0 291,7 288,15 284,22 280,29 277,36 273,42 270,48 267,54 263,60 260,65 256,70 253,75 249,80 246,85 243,89 240,93 237,97 233,100 231,103 227,107 224,110 222,113 219,115 216,118 213,120 210,122 208,124 206,126 203,127 200,128 198,130 196,131 194,132 191,133 189,133 187,134 186,135 183,135 181,136 179,136 178,136 176,136 174,136 172,136 170,136 168,136 167,135 165,135 163,135 161,134 159,133 158,133 155,132 154,131 152,131 150,129 148,128 146,127 144,126 142,125 138,122 134,119 130,116 126,112 122,108 118,104 114,100 111,95 107,91 103,86 100,81 96,77 93,72 90,67 87,62 84,57 81,52 78,47 73,38 69,29 65,22 62,15 58,5 57,3 0,25 1,29 6,40 10,48 14,57 19,67 24,77 28,83 31,88 34,94 38,100 42,106 45,111 50,117 54,123 59,129 63,135 68,141 74,146 79,152 84,157 90,162 96,167 102,172 108,176 111,178 115,180 118,182 122,184 125,186 129,188 133,189 137,191 140,192 144,193 148,194 152,195 157,196 161,197 165,197 169,198 173,198 178,198 182,198 187,197 191,196 195,196 200,194 204,194 208,192 213,190 217,189 221,187 226,185 230,182 234,180 239,177 243,174 247,171 251,168 256,165 260,161 264,158 268,153 272,150 276,145 280,141 284,136 288,132 292,126 296,121 300,116 303,110 307,104 311,98 315,92 319,85 323,79 327,72 331,65 335,58 339,50 343,42 346,34 351,26">
            <text:p/>
          </draw:polygon>
          <draw:polygon draw:style-name="gr6" draw:layer="layout" svg:width="0.35cm" svg:height="0.197cm" svg:x="0.414cm" svg:y="1.153cm" svg:viewBox="0 0 351 198" draw:points="351,172 348,168 344,157 340,149 336,140 331,130 325,120 322,114 318,109 315,103 312,97 308,92 304,86 299,79 296,74 291,68 286,62 281,57 276,51 271,45 266,40 260,35 254,30 248,25 241,21 238,19 235,17 231,15 228,13 224,11 221,9 217,7 213,6 209,5 205,4 201,3 197,2 193,1 189,0 185,0 181,0 176,0 172,0 168,0 164,0 159,1 155,1 150,3 146,4 141,5 137,6 133,8 128,10 124,12 119,14 115,17 111,20 107,22 102,25 99,29 95,32 90,36 87,39 82,43 78,47 74,52 70,56 66,61 62,66 58,71 54,76 50,81 46,87 42,93 39,99 34,105 31,111 27,118 23,125 19,132 15,140 11,147 7,155 4,163 0,171 55,198 59,190 62,182 66,175 70,168 73,161 77,155 80,149 83,143 87,137 90,132 94,127 97,122 100,117 103,112 107,108 110,104 113,100 116,97 119,94 122,90 125,87 128,85 131,82 134,79 136,77 139,75 142,73 144,72 147,70 149,69 152,67 154,66 156,65 158,64 160,64 163,63 164,62 166,62 168,62 170,62 172,61 174,61 176,61 177,61 179,61 181,62 183,62 185,62 186,62 188,63 190,64 192,64 194,65 196,66 198,67 200,68 202,69 203,70 206,71 207,72 211,75 216,78 220,81 224,85 227,89 232,93 235,97 239,102 243,106 246,111 250,116 254,121 257,126 260,131 263,136 266,141 269,145 272,150 277,159 281,168 285,175 288,182 292,192 293,194">
            <text:p/>
          </draw:polygon>
          <draw:polygon draw:style-name="gr6" draw:layer="layout" svg:width="0.35cm" svg:height="0.197cm" svg:x="0.706cm" svg:y="1.322cm" svg:viewBox="0 0 351 198" draw:points="295,0 291,7 288,15 284,22 281,29 277,36 273,42 270,48 267,54 263,60 260,65 256,70 253,75 250,80 247,85 243,89 240,93 237,97 234,100 231,104 228,107 225,110 222,113 219,115 216,118 213,120 211,122 208,124 206,126 203,127 201,128 198,130 196,131 194,132 192,133 190,133 187,134 185,135 184,135 182,136 179,136 178,136 176,136 174,136 173,136 171,136 169,136 167,135 165,135 163,135 161,134 160,133 158,133 156,132 154,131 152,130 150,129 148,128 146,127 144,126 143,125 138,122 134,119 130,115 126,112 122,108 118,104 115,99 111,95 107,91 103,86 100,81 97,76 93,71 90,66 87,61 84,56 81,52 79,47 73,38 69,29 65,21 62,15 58,5 57,2 0,24 2,29 7,40 10,48 15,56 20,67 25,77 28,83 31,88 35,94 38,99 42,105 46,111 50,117 55,123 59,129 64,135 69,140 73,146 79,152 84,157 90,162 96,167 102,172 108,176 112,178 115,180 118,182 122,184 126,186 129,188 133,190 137,191 140,192 145,193 148,194 153,195 157,196 161,197 165,197 169,198 174,198 177,198 182,198 187,197 191,196 195,196 200,194 205,194 209,192 213,190 217,189 222,187 226,185 230,182 235,180 239,177 243,174 248,171 251,168 256,165 259,161 264,158 268,154 272,150 276,145 280,141 284,136 288,132 292,127 296,121 300,116 304,110 308,104 311,98 315,92 319,86 323,79 327,72 331,65 335,57 339,50 343,42 346,34 351,26">
            <text:p/>
          </draw:polygon>
          <draw:polygon draw:style-name="gr6" draw:layer="layout" svg:width="0.35cm" svg:height="0.196cm" svg:x="1.001cm" svg:y="1.152cm" svg:viewBox="0 0 351 197" draw:points="351,174 351,174 348,169 344,159 340,150 336,142 331,132 325,122 322,116 319,110 316,105 312,99 308,93 304,87 300,81 296,75 291,69 287,64 282,58 277,52 271,47 266,41 261,36 254,31 248,26 242,22 239,20 235,17 232,15 229,13 225,12 221,10 218,8 214,7 210,5 206,4 202,3 198,2 194,2 189,0 186,0 181,0 177,0 173,0 168,0 164,0 159,1 155,2 151,2 146,4 142,5 138,6 133,8 128,10 125,12 120,14 116,16 112,19 107,22 103,25 99,28 95,32 91,35 87,39 82,43 78,47 75,51 70,56 67,60 62,65 59,70 54,75 51,81 47,86 43,92 39,98 35,104 31,110 27,117 23,124 19,131 15,139 12,146 7,154 4,162 0,170 56,196 59,188 62,181 66,174 70,167 74,161 77,154 80,148 84,142 87,136 91,131 94,126 97,121 101,117 104,112 107,107 111,104 114,100 117,96 120,93 123,90 126,86 128,84 131,81 134,79 136,77 139,75 142,73 144,71 147,69 149,68 152,67 154,66 156,65 159,64 160,64 163,63 165,62 167,62 168,61 170,61 172,61 173,61 176,61 178,61 179,61 181,61 183,62 185,62 186,62 189,63 190,64 192,64 194,65 196,66 198,67 200,68 202,69 204,70 205,72 207,72 211,76 216,79 220,82 224,86 228,90 232,94 235,98 239,102 243,107 247,112 250,117 253,122 257,127 260,132 263,137 266,142 269,147 271,151 277,161 281,169 285,177 288,184 292,193 293,196 293,197 293,196 293,197">
            <text:p/>
          </draw:polygon>
          <draw:polygon draw:style-name="gr6" draw:layer="layout" svg:width="0.349cm" svg:height="0.197cm" svg:x="1.294cm" svg:y="1.324cm" svg:viewBox="0 0 350 198" draw:points="294,0 290,7 287,15 283,22 280,29 276,36 273,42 269,48 266,54 263,60 259,65 256,70 253,75 249,80 246,85 243,89 239,93 236,97 233,100 230,103 227,107 224,110 221,112 219,115 216,118 213,120 210,122 208,124 205,125 203,127 200,128 198,130 196,131 193,132 191,133 189,133 187,134 185,135 183,135 181,135 179,136 177,136 176,136 174,136 172,136 170,136 168,136 167,135 165,135 163,135 161,134 159,133 157,133 155,132 154,131 152,130 150,129 148,128 146,127 144,126 142,125 138,122 134,119 130,116 126,112 122,108 118,104 114,99 110,95 107,91 103,86 99,81 96,76 93,71 90,66 86,61 83,56 81,52 78,47 73,37 69,29 65,21 62,15 58,5 57,2 0,25 1,29 6,40 10,48 14,57 19,66 25,77 28,82 31,88 34,94 38,99 42,105 46,111 50,117 54,123 59,129 63,135 69,141 73,146 79,152 84,157 90,162 96,167 102,171 108,176 112,178 115,180 118,182 122,184 125,186 129,188 133,189 136,190 140,192 144,193 148,194 152,195 156,196 160,197 165,197 168,198 173,198 177,198 182,198 186,197 190,196 195,195 199,194 204,193 208,192 212,190 217,189 221,187 225,185 229,182 234,180 238,177 242,174 247,171 251,168 255,165 259,161 263,158 267,153 271,150 275,145 279,141 283,136 287,132 291,126 295,121 299,116 303,110 307,104 311,98 314,92 319,85 322,79 327,72 330,65 334,58 338,50 342,42 346,34 350,26">
            <text:p/>
          </draw:polygon>
          <draw:polygon draw:style-name="gr6" draw:layer="layout" svg:width="0.35cm" svg:height="0.197cm" svg:x="1.588cm" svg:y="1.153cm" svg:viewBox="0 0 351 198" draw:points="351,172 348,168 344,157 340,149 336,140 331,130 325,120 322,114 319,108 315,103 312,97 308,91 304,86 300,79 296,74 291,68 286,62 282,57 277,51 271,45 266,40 260,35 254,30 248,25 242,21 238,19 235,17 231,14 228,12 225,11 221,9 217,7 213,6 209,5 205,4 201,3 198,2 193,1 189,0 185,0 181,0 176,0 172,0 168,0 164,0 159,1 155,1 150,3 146,4 141,5 137,6 133,8 129,10 124,12 119,14 116,17 111,20 107,22 103,25 99,29 95,32 90,36 87,39 82,43 78,47 74,52 70,56 66,61 63,66 58,71 55,76 50,81 47,87 42,93 39,99 34,105 31,111 27,118 23,125 19,132 15,140 12,147 7,155 4,163 0,171 55,198 59,190 63,182 66,175 69,168 73,161 77,155 80,149 84,143 87,137 90,132 94,127 97,122 100,117 103,112 107,108 110,104 113,100 116,97 119,94 122,90 126,87 128,84 131,82 134,79 137,77 140,75 142,73 145,71 147,70 150,68 152,67 154,66 156,65 159,64 161,64 163,63 165,62 167,62 169,62 171,61 172,61 174,61 176,61 178,61 180,61 181,62 183,62 185,62 187,62 189,63 190,64 192,64 194,65 196,66 198,66 200,68 202,69 204,70 206,71 207,72 212,75 216,78 220,81 223,85 227,89 231,93 235,97 239,102 243,106 246,111 250,116 254,120 257,125 260,130 263,135 266,140 269,145 271,150 277,159 281,168 285,175 288,182 292,191 293,194">
            <text:p/>
          </draw:polygon>
          <draw:polygon draw:style-name="gr6" draw:layer="layout" svg:width="0.059cm" svg:height="0.042cm" svg:x="1.88cm" svg:y="1.324cm" svg:viewBox="0 0 60 43" draw:points="0,22 0,24 1,26 2,27 3,29 4,30 5,31 6,33 7,34 8,35 9,36 11,37 12,38 13,39 14,39 16,40 17,40 20,41 22,42 25,43 28,43 31,42 34,42 37,41 40,40 42,39 45,37 47,36 49,34 51,32 53,30 55,27 57,25 57,24 58,22 58,21 59,20 59,18 59,16 59,15 59,13 60,12 59,10 59,8 59,7 59,5 59,3 58,2 57,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Wireless Bridge</dc:title>
    <meta:creation-date>2011-02-07T16:34:22</meta:creation-date>
    <meta:editing-duration>P0D</meta:editing-duration>
    <meta:editing-cycles>1</meta:editing-cycles>
    <meta:document-statistic meta:object-count="47"/>
    <meta:generator>OpenOffice.org/3.3$Linux OpenOffice.org_project/330m20$Build-9567</meta:generator>
  </office:meta>
</office:document-meta>
</file>